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08cm" draw:marker-end-width="0.08cm" draw:fill-color="#729fcf" draw:textarea-horizontal-align="justify" draw:textarea-vertical-align="middle" draw:auto-grow-height="false" fo:min-height="0.622cm" fo:min-width="0.352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357cm" fo:min-width="0.5cm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08cm" draw:marker-end-width="0.08cm" draw:fill="solid" draw:fill-color="#729fcf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5" style:family="graphic" style:parent-style-name="objectwithoutfill">
      <style:graphic-properties svg:stroke-width="0.05cm" draw:marker-start-width="0.08cm" draw:marker-end-width="0.08cm" draw:fill="bitmap" draw:fill-color="#729fcf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05cm"/>
      <style:paragraph-properties style:writing-mode="lr-tb"/>
    </style:style>
    <style:style style:name="gr7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713cm" fo:min-width="0.781cm"/>
      <style:paragraph-properties style:writing-mode="lr-tb"/>
    </style:style>
    <style:style style:name="gr8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395cm"/>
      <style:paragraph-properties style:writing-mode="lr-tb"/>
    </style:style>
    <style:style style:name="gr9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3cm" fo:min-width="0.447cm"/>
      <style:paragraph-properties style:writing-mode="lr-tb"/>
    </style:style>
    <style:style style:name="gr10" style:family="graphic" style:parent-style-name="standard">
      <style:graphic-properties draw:fill="solid" draw:fill-color="#c9211e" draw:textarea-horizontal-align="justify" draw:textarea-vertical-align="middle" draw:auto-grow-height="false" fo:min-height="0.662cm" fo:min-width="0.3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94cm"/>
      <style:paragraph-properties style:writing-mode="lr-tb"/>
    </style:style>
    <style:style style:name="gr12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width="0.05cm" draw:marker-start-width="0.28cm" draw:marker-end-width="0.28cm" draw:textarea-vertical-align="middle" fo:padding-top="0.145cm" fo:padding-bottom="0.145cm" fo:padding-left="0.27cm" fo:padding-right="0.27cm"/>
    </style:style>
    <style:style style:name="gr14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485cm"/>
      <style:paragraph-properties style:writing-mode="lr-tb"/>
    </style:style>
    <style:style style:name="gr15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55cm"/>
      <style:paragraph-properties style:writing-mode="lr-tb"/>
    </style:style>
    <style:style style:name="gr16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1cm" fo:min-width="0.233cm"/>
      <style:paragraph-properties style:writing-mode="lr-tb"/>
    </style:style>
    <style:style style:name="gr17" style:family="graphic" style:parent-style-name="objectwithoutfill">
      <style:graphic-properties svg:stroke-width="0.05cm" draw:marker-start-width="0.28cm" draw:marker-end-width="0.28cm" draw:fill="bitmap" draw:textarea-vertical-align="middle" fo:padding-top="0.135cm" fo:padding-bottom="0.135cm" fo:padding-left="0.26cm" fo:padding-right="0.26cm"/>
    </style:style>
    <style:style style:name="gr18" style:family="graphic" style:parent-style-name="objectwithoutfill">
      <style:graphic-properties svg:stroke-width="0.05cm" draw:marker-start-width="0.08cm" draw:marker-end="" draw:marker-end-width="0.08cm" draw:fill="bitmap" draw:fill-color="#729fcf" draw:textarea-vertical-align="middle" fo:padding-top="0.135cm" fo:padding-bottom="0.135cm" fo:padding-left="0.26cm" fo:padding-right="0.26cm"/>
    </style:style>
    <style:style style:name="gr19" style:family="graphic" style:parent-style-name="objectwithoutfill">
      <style:graphic-properties svg:stroke-width="0.05cm" draw:marker-start="Arrow" draw:marker-start-width="0.12cm" draw:marker-end-width="0.08cm" draw:fill="bitmap" draw:fill-color="#729fcf" draw:textarea-vertical-align="middle" fo:padding-top="0.135cm" fo:padding-bottom="0.135cm" fo:padding-left="0.26cm" fo:padding-right="0.26cm"/>
    </style:style>
    <style:style style:name="gr20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713cm"/>
      <style:paragraph-properties style:writing-mode="lr-tb"/>
    </style:style>
    <style:style style:name="gr21" style:family="graphic" style:parent-style-name="objectwithoutfill">
      <style:graphic-properties draw:marker-start="Arrow" draw:marker-start-width="0.1cm" draw:marker-end="" draw:marker-end-width="0.1cm" draw:fill="bitmap" draw:textarea-vertical-align="middle"/>
    </style:style>
    <style:style style:name="gr22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327cm" fo:min-width="0.31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GB"/>
    </style:style>
    <style:style style:name="P2" style:family="paragraph">
      <loext:graphic-properties draw:fill-color="#729fcf"/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9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bitmap" draw:fill-color="#729fc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0000" fo:font-size="8pt" style:font-size-asian="18pt" style:font-size-complex="18pt"/>
    </style:style>
    <style:style style:name="P8" style:family="paragraph">
      <loext:graphic-properties draw:fill="solid" draw:fill-color="#c9211e"/>
      <style:paragraph-properties fo:text-align="center" style:writing-mode="lr-tb"/>
      <style:text-properties fo:language="en" fo:country="GB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bitmap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T1" style:family="text">
      <style:text-properties fo:language="en" fo:country="GB"/>
    </style:style>
    <style:style style:name="T2" style:family="text">
      <style:text-properties fo:font-size="9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20pt"/>
    </style:style>
    <style:style style:name="T6" style:family="text">
      <style:text-properties style:font-size-asian="18pt" style:font-size-complex="18pt"/>
    </style:style>
    <style:style style:name="T7" style:family="text">
      <style:text-properties fo:font-size="7pt" style:font-size-asian="18pt" style:font-size-complex="18pt"/>
    </style:style>
    <style:style style:name="T8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8" draw:id="id8">
          <draw:custom-shape draw:style-name="gr1" draw:text-style-name="P2" draw:layer="layout" svg:width="1.26cm" svg:height="1.29cm" svg:x="0.424cm" svg:y="5.009cm">
            <text:p text:style-name="P1"><text:span text:style-name="T1"/></text:p>
            <text:p text:style-name="P1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3" draw:layer="layout" svg:width="1cm" svg:height="0.607cm" svg:x="2.25cm" svg:y="0.121cm">
          <draw:text-box>
            <text:p><text:span text:style-name="T2">vcc</text:span></text:p>
          </draw:text-box>
        </draw:frame>
        <draw:frame draw:style-name="gr2" draw:text-style-name="P3" draw:layer="layout" svg:width="1cm" svg:height="0.607cm" svg:x="0.94cm" svg:y="3.691cm">
          <draw:text-box>
            <text:p><text:span text:style-name="T2">coll</text:span></text:p>
          </draw:text-box>
        </draw:frame>
        <draw:g xml:id="id2" draw:id="id2">
          <draw:line draw:style-name="gr3" draw:text-style-name="P4" draw:layer="layout" svg:x1="3.25cm" svg:y1="1.038cm" svg:x2="2.781cm" svg:y2="1.18cm">
            <text:p/>
          </draw:line>
          <draw:line draw:style-name="gr3" draw:text-style-name="P4" draw:layer="layout" svg:x1="3.73cm" svg:y1="1.557cm" svg:x2="2.782cm" svg:y2="1.177cm">
            <text:p/>
          </draw:line>
          <draw:line draw:style-name="gr3" draw:text-style-name="P4" draw:layer="layout" svg:x1="3.73cm" svg:y1="2.248cm" svg:x2="2.75cm" svg:y2="2.528cm">
            <text:p/>
          </draw:line>
          <draw:line draw:style-name="gr3" draw:text-style-name="P4" draw:layer="layout" svg:x1="3.73cm" svg:y1="1.558cm" svg:x2="2.76cm" svg:y2="1.842cm">
            <text:p/>
          </draw:line>
          <draw:line draw:style-name="gr3" draw:text-style-name="P4" draw:layer="layout" svg:x1="3.73cm" svg:y1="2.228cm" svg:x2="2.76cm" svg:y2="1.858cm">
            <text:p/>
          </draw:line>
          <draw:line draw:style-name="gr3" draw:text-style-name="P4" draw:layer="layout" svg:x1="3.64cm" svg:y1="2.898cm" svg:x2="2.75cm" svg:y2="2.528cm">
            <text:p/>
          </draw:line>
          <draw:line draw:style-name="gr3" draw:text-style-name="P4" draw:layer="layout" svg:x1="3.64cm" svg:y1="2.908cm" svg:x2="3.23cm" svg:y2="3.068cm">
            <text:p/>
          </draw:line>
        </draw:g>
        <draw:custom-shape draw:style-name="gr4" draw:text-style-name="P5" xml:id="id1" draw:id="id1" draw:layer="layout" svg:width="0.1cm" svg:height="0.1cm" draw:transform="rotate (3.13688026460941) translate (3.29cm 3.3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3.24cm" svg:y1="3.268cm" svg:x2="3.24cm" svg:y2="3.068cm" draw:start-shape="id1" draw:start-glue-point="8" draw:end-shape="id2" draw:end-glue-point="2" svg:d="M3240 3268v-200" svg:viewBox="0 0 1 201">
          <text:p/>
        </draw:connector>
        <draw:frame draw:style-name="gr6" draw:text-style-name="P7" draw:layer="layout" svg:width="1.15cm" svg:height="0.755cm" svg:x="3.65cm" svg:y="1.478cm">
          <draw:text-box>
            <text:p><text:span text:style-name="T3">R</text:span><text:span text:style-name="T4">out</text:span></text:p>
          </draw:text-box>
        </draw:frame>
        <draw:frame draw:style-name="gr7" draw:text-style-name="P3" draw:layer="layout" svg:width="1.281cm" svg:height="0.963cm" svg:x="1.98cm" svg:y="3.108cm">
          <draw:text-box>
            <text:p><text:span text:style-name="T2">emit2</text:span></text:p>
          </draw:text-box>
        </draw:frame>
        <draw:g xml:id="id5" draw:id="id5">
          <draw:line draw:style-name="gr3" draw:text-style-name="P4" draw:layer="layout" svg:x1="4.59cm" svg:y1="3.898cm" svg:x2="4.585cm" svg:y2="2.698cm">
            <text:p/>
          </draw:line>
          <draw:line draw:style-name="gr3" draw:text-style-name="P4" draw:layer="layout" svg:x1="5.14cm" svg:y1="3.896cm" svg:x2="5.135cm" svg:y2="2.696cm">
            <text:p/>
          </draw:line>
          <draw:line draw:style-name="gr3" draw:text-style-name="P4" draw:layer="layout" svg:x1="6.03cm" svg:y1="3.298cm" svg:x2="5.14cm" svg:y2="3.298cm">
            <text:p/>
          </draw:line>
          <draw:line draw:style-name="gr3" draw:text-style-name="P4" xml:id="id3" draw:id="id3" draw:layer="layout" svg:x1="4.601cm" svg:y1="3.318cm" svg:x2="3.717cm" svg:y2="3.316cm">
            <text:p/>
          </draw:line>
          <draw:connector draw:style-name="gr5" draw:text-style-name="P6" draw:layer="layout" draw:type="line" svg:x1="3.717cm" svg:y1="3.317cm" svg:x2="3.283cm" svg:y2="3.314cm" draw:start-shape="id3" draw:start-glue-point="3" svg:d="M3717 3317l-434-3" svg:viewBox="0 0 435 4">
            <text:p/>
          </draw:connector>
        </draw:g>
        <draw:frame draw:style-name="gr8" draw:text-style-name="P7" draw:layer="layout" svg:width="1.01cm" svg:height="0.645cm" svg:x="5.05cm" svg:y="2.508cm">
          <draw:text-box>
            <text:p><text:span text:style-name="T3">C</text:span><text:span text:style-name="T4">o</text:span></text:p>
          </draw:text-box>
        </draw:frame>
        <draw:custom-shape draw:style-name="gr4" draw:text-style-name="P5" xml:id="id4" draw:id="id4" draw:layer="layout" svg:width="0.1cm" svg:height="0.1cm" draw:transform="rotate (3.13688026460941) translate (7.77cm 3.3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7.67cm" svg:y1="3.298cm" svg:x2="6.03cm" svg:y2="3.297cm" draw:start-shape="id4" draw:start-glue-point="10" draw:end-shape="id5" svg:d="M7670 3298l-1640-1" svg:viewBox="0 0 1641 2">
          <text:p/>
        </draw:connector>
        <draw:frame draw:style-name="gr9" draw:text-style-name="P3" draw:layer="layout" svg:width="0.947cm" svg:height="0.68cm" svg:x="7.243cm" svg:y="2.678cm">
          <draw:text-box>
            <text:p><text:span text:style-name="T2">out</text:span></text:p>
          </draw:text-box>
        </draw:frame>
        <draw:g xml:id="id10" draw:id="id10">
          <draw:line draw:style-name="gr3" draw:text-style-name="P4" draw:layer="layout" svg:x1="6.33cm" svg:y1="3.938cm" svg:x2="5.861cm" svg:y2="4.08cm">
            <text:p/>
          </draw:line>
          <draw:line draw:style-name="gr3" draw:text-style-name="P4" draw:layer="layout" svg:x1="6.81cm" svg:y1="4.457cm" svg:x2="5.862cm" svg:y2="4.077cm">
            <text:p/>
          </draw:line>
          <draw:line draw:style-name="gr3" draw:text-style-name="P4" draw:layer="layout" svg:x1="6.81cm" svg:y1="5.148cm" svg:x2="5.83cm" svg:y2="5.428cm">
            <text:p/>
          </draw:line>
          <draw:line draw:style-name="gr3" draw:text-style-name="P4" draw:layer="layout" svg:x1="6.81cm" svg:y1="4.458cm" svg:x2="5.84cm" svg:y2="4.742cm">
            <text:p/>
          </draw:line>
          <draw:line draw:style-name="gr3" draw:text-style-name="P4" draw:layer="layout" svg:x1="6.81cm" svg:y1="5.128cm" svg:x2="5.84cm" svg:y2="4.758cm">
            <text:p/>
          </draw:line>
          <draw:line draw:style-name="gr3" draw:text-style-name="P4" draw:layer="layout" svg:x1="6.72cm" svg:y1="5.798cm" svg:x2="5.83cm" svg:y2="5.428cm">
            <text:p/>
          </draw:line>
          <draw:line draw:style-name="gr3" draw:text-style-name="P4" draw:layer="layout" svg:x1="6.72cm" svg:y1="5.808cm" svg:x2="6.31cm" svg:y2="5.968cm">
            <text:p/>
          </draw:line>
        </draw:g>
        <draw:frame draw:style-name="gr6" draw:text-style-name="P7" draw:layer="layout" svg:width="1.15cm" svg:height="0.755cm" svg:x="6.67cm" svg:y="5.168cm">
          <draw:text-box>
            <text:p><text:span text:style-name="T3">R</text:span><text:span text:style-name="T4">L</text:span></text:p>
          </draw:text-box>
        </draw:frame>
        <draw:g>
          <draw:custom-shape draw:style-name="gr10" draw:text-style-name="P8" xml:id="id6" draw:id="id6" draw:layer="layout" svg:width="1.26cm" svg:height="1.29cm" svg:x="8.513cm" svg:y="2.238cm">
            <text:p text:style-name="P1"><text:span text:style-name="T1"/></text:p>
            <text:p text:style-name="P1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0.86cm" svg:height="1.19cm" svg:x="8.703cm" svg:y="2.118cm">
            <draw:text-box>
              <text:p text:style-name="P9"><text:span text:style-name="T5">+</text:span></text:p>
            </draw:text-box>
          </draw:frame>
          <draw:frame draw:style-name="gr11" draw:text-style-name="P10" draw:layer="layout" svg:width="0.86cm" svg:height="1.19cm" svg:x="8.793cm" svg:y="2.588cm">
            <draw:text-box>
              <text:p text:style-name="P9"><text:span text:style-name="T5">-</text:span></text:p>
            </draw:text-box>
          </draw:frame>
          <draw:line draw:style-name="gr12" draw:text-style-name="P4" draw:layer="layout" svg:x1="4.8cm" svg:y1="7.242cm" svg:x2="4.2cm" svg:y2="7.242cm">
            <text:p/>
          </draw:line>
          <draw:line draw:style-name="gr12" draw:text-style-name="P4" draw:layer="layout" svg:x1="4.357cm" svg:y1="7.39cm" svg:x2="4.653cm" svg:y2="7.39cm">
            <text:p/>
          </draw:line>
          <draw:line draw:style-name="gr12" draw:text-style-name="P4" draw:layer="layout" svg:x1="4.437cm" svg:y1="7.518cm" svg:x2="4.579cm" svg:y2="7.518cm">
            <text:p/>
          </draw:line>
          <draw:line draw:style-name="gr12" draw:text-style-name="P4" draw:layer="layout" svg:x1="4.5cm" svg:y1="7.232cm" svg:x2="4.502cm" svg:y2="6.902cm">
            <text:p/>
          </draw:line>
          <draw:frame draw:style-name="gr11" draw:text-style-name="P10" draw:layer="layout" svg:width="0.86cm" svg:height="1.19cm" svg:x="0.69cm" svg:y="5.418cm">
            <draw:text-box>
              <text:p text:style-name="P9"><text:span text:style-name="T5">-</text:span></text:p>
            </draw:text-box>
          </draw:frame>
          <draw:frame draw:style-name="gr11" draw:text-style-name="P10" draw:layer="layout" svg:width="0.86cm" svg:height="1.19cm" svg:x="0.61cm" svg:y="4.928cm">
            <draw:text-box>
              <text:p text:style-name="P9"><text:span text:style-name="T5">+</text:span></text:p>
            </draw:text-box>
          </draw:frame>
          <draw:connector draw:style-name="gr13" draw:text-style-name="P11" draw:layer="layout" draw:line-skew="1.715cm" svg:x1="9.143cm" svg:y1="3.528cm" svg:x2="1.057cm" svg:y2="6.311cm" draw:start-shape="id6" draw:start-glue-point="8" svg:d="M9143 3528v3360h-8086v-577" svg:viewBox="0 0 8087 3361">
            <text:p/>
          </draw:connector>
          <draw:connector draw:style-name="gr13" draw:text-style-name="P11" draw:layer="layout" draw:line-skew="-0.691cm" svg:x1="9.143cm" svg:y1="2.238cm" svg:x2="3.263cm" svg:y2="0.324cm" draw:start-shape="id6" draw:start-glue-point="4" svg:d="M9143 2238v-1900h-5880v-14" svg:viewBox="0 0 5881 1915">
            <text:p/>
          </draw:connector>
        </draw:g>
        <draw:frame draw:style-name="gr14" draw:text-style-name="P7" draw:layer="layout" svg:width="2.27cm" svg:height="0.735cm" svg:x="6.96cm" svg:y="1.733cm">
          <draw:text-box>
            <text:p><text:span text:style-name="T3">V</text:span><text:span text:style-name="T4">cc </text:span><text:span text:style-name="T3">= 12 V</text:span></text:p>
          </draw:text-box>
        </draw:frame>
        <draw:frame draw:style-name="gr15" draw:text-style-name="P7" draw:layer="layout" svg:width="1.03cm" svg:height="0.805cm" svg:x="2.9cm" svg:y="4.158cm">
          <draw:text-box>
            <text:p><text:span text:style-name="T6">C</text:span></text:p>
          </draw:text-box>
        </draw:frame>
        <draw:frame draw:style-name="gr15" draw:text-style-name="P7" draw:layer="layout" svg:width="1.03cm" svg:height="0.805cm" svg:x="2.91cm" svg:y="3.803cm">
          <draw:text-box>
            <text:p><text:span text:style-name="T6">E</text:span></text:p>
          </draw:text-box>
        </draw:frame>
        <draw:custom-shape draw:style-name="gr4" draw:text-style-name="P5" draw:layer="layout" svg:width="0.1cm" svg:height="0.1cm" draw:transform="rotate (3.13688026460941) translate (7.776cm 6.9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0.733cm" svg:height="0.66cm" svg:x="7.23cm" svg:y="6.778cm">
          <draw:text-box>
            <text:p><text:span text:style-name="T2">0</text:span></text:p>
          </draw:text-box>
        </draw:frame>
        <draw:frame draw:style-name="gr8" draw:text-style-name="P7" draw:layer="layout" svg:width="1.16cm" svg:height="0.645cm" svg:x="1.59cm" svg:y="5.363cm">
          <draw:text-box>
            <text:p><text:span text:style-name="T3">V</text:span><text:span text:style-name="T4">O</text:span><text:span text:style-name="T7">1</text:span></text:p>
          </draw:text-box>
        </draw:frame>
        <draw:connector draw:style-name="gr17" draw:text-style-name="P12" draw:layer="layout" draw:type="line" svg:x1="3.24cm" svg:y1="0.368cm" svg:x2="3.24cm" svg:y2="1.038cm" draw:start-shape="id7" draw:start-glue-point="4" draw:end-shape="id2" draw:end-glue-point="0" svg:d="M3240 368v670" svg:viewBox="0 0 1 671">
          <text:p/>
        </draw:connector>
        <draw:custom-shape draw:style-name="gr4" draw:text-style-name="P5" xml:id="id7" draw:id="id7" draw:layer="layout" svg:width="0.1cm" svg:height="0.1cm" draw:transform="rotate (3.13688026460941) translate (3.29cm 0.3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2.798cm" svg:y1="4.43cm" svg:x2="3.238cm" svg:y2="4.7cm">
          <text:p/>
        </draw:line>
        <draw:line draw:style-name="gr5" draw:text-style-name="P6" xml:id="id9" draw:id="id9" draw:layer="layout" svg:x1="2.79cm" svg:y1="3.827cm" svg:x2="2.79cm" svg:y2="4.677cm">
          <text:p/>
        </draw:line>
        <draw:line draw:style-name="gr19" draw:text-style-name="P6" draw:layer="layout" svg:x1="2.811cm" svg:y1="4.038cm" svg:x2="3.251cm" svg:y2="3.768cm">
          <text:p/>
        </draw:line>
        <draw:connector draw:style-name="gr13" draw:text-style-name="P11" draw:layer="layout" svg:x1="1.054cm" svg:y1="5.009cm" svg:x2="2.79cm" svg:y2="4.252cm" draw:start-shape="id8" draw:start-glue-point="0" draw:end-shape="id9" draw:end-glue-point="1" svg:d="M1054 5009v-757h1736" svg:viewBox="0 0 1737 758">
          <text:p/>
        </draw:connector>
        <draw:line draw:style-name="gr17" draw:text-style-name="P12" draw:layer="layout" svg:x1="3.24cm" svg:y1="3.378cm" svg:x2="3.24cm" svg:y2="3.778cm">
          <text:p/>
        </draw:line>
        <draw:line draw:style-name="gr17" draw:text-style-name="P12" draw:layer="layout" svg:x1="3.22cm" svg:y1="4.678cm" svg:x2="3.22cm" svg:y2="6.878cm">
          <text:p/>
        </draw:line>
        <draw:connector draw:style-name="gr17" draw:text-style-name="P12" draw:layer="layout" draw:type="line" svg:x1="6.32cm" svg:y1="3.938cm" svg:x2="6.318cm" svg:y2="3.296cm" draw:start-shape="id10" svg:d="M6320 3938l-2-642" svg:viewBox="0 0 3 643">
          <text:p/>
        </draw:connector>
        <draw:line draw:style-name="gr17" draw:text-style-name="P12" draw:layer="layout" svg:x1="6.33cm" svg:y1="5.968cm" svg:x2="6.33cm" svg:y2="6.878cm">
          <text:p/>
        </draw:line>
        <draw:custom-shape draw:style-name="gr4" draw:text-style-name="P5" draw:layer="layout" svg:width="0.1cm" svg:height="0.1cm" draw:transform="rotate (3.13688026460941) translate (1.11cm 4.3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0.86cm" svg:height="1.19cm" svg:x="4.48cm" svg:y="5.198cm">
          <draw:text-box>
            <text:p text:style-name="P9"><text:span text:style-name="T5">-</text:span></text:p>
          </draw:text-box>
        </draw:frame>
        <draw:frame draw:style-name="gr11" draw:text-style-name="P10" draw:layer="layout" svg:width="0.86cm" svg:height="1.19cm" svg:x="4.42cm" svg:y="3.978cm">
          <draw:text-box>
            <text:p text:style-name="P9"><text:span text:style-name="T5">+</text:span></text:p>
          </draw:text-box>
        </draw:frame>
        <draw:frame draw:style-name="gr20" draw:text-style-name="P7" draw:layer="layout" svg:width="1.29cm" svg:height="0.963cm" svg:x="4.32cm" svg:y="4.805cm">
          <draw:text-box>
            <text:p><text:span text:style-name="T3">V</text:span><text:span text:style-name="T4">O</text:span><text:span text:style-name="T7">2</text:span></text:p>
          </draw:text-box>
        </draw:frame>
        <draw:line draw:style-name="gr21" draw:text-style-name="P12" draw:layer="layout" svg:x1="2.34cm" svg:y1="4.148cm" svg:x2="2.71cm" svg:y2="4.148cm">
          <text:p/>
        </draw:line>
        <draw:frame draw:style-name="gr22" draw:text-style-name="P13" draw:layer="layout" svg:width="0.81cm" svg:height="0.577cm" svg:x="3.3cm" svg:y="4.561cm">
          <draw:text-box>
            <text:p><text:span text:style-name="T4">I</text:span><text:span text:style-name="T8">C</text:span></text:p>
          </draw:text-box>
        </draw:frame>
        <draw:line draw:style-name="gr21" draw:text-style-name="P12" draw:layer="layout" svg:x1="3.41cm" svg:y1="3.778cm" svg:x2="3.41cm" svg:y2="3.438cm">
          <text:p/>
        </draw:line>
        <draw:frame draw:style-name="gr22" draw:text-style-name="P13" draw:layer="layout" svg:width="0.81cm" svg:height="0.577cm" svg:x="2.15cm" svg:y="3.631cm">
          <draw:text-box>
            <text:p><text:span text:style-name="T4">I</text:span><text:span text:style-name="T8">B</text:span></text:p>
          </draw:text-box>
        </draw:frame>
        <draw:line draw:style-name="gr21" draw:text-style-name="P12" draw:layer="layout" svg:x1="3.41cm" svg:y1="5.071cm" svg:x2="3.41cm" svg:y2="4.731cm">
          <text:p/>
        </draw:line>
        <draw:frame draw:style-name="gr22" draw:text-style-name="P13" draw:layer="layout" svg:width="0.81cm" svg:height="0.577cm" svg:x="3.32cm" svg:y="3.308cm">
          <draw:text-box>
            <text:p><text:span text:style-name="T4">I</text:span><text:span text:style-name="T8">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5cm" draw:marker-end-width="0.25cm" draw:fill="bitmap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8:02:12.607829218</dc:date>
    <meta:editing-duration>PT2H42M36S</meta:editing-duration>
    <meta:editing-cycles>38</meta:editing-cycles>
    <meta:generator>LibreOffice/6.4.7.2$Linux_X86_64 LibreOffice_project/40$Build-2</meta:generator>
    <meta:document-statistic meta:object-count="73"/>
  </office:meta>
</office:document-meta>
</file>